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0c4ca"/>
    </style:style>
    <style:style style:name="P2" style:family="paragraph" style:parent-style-name="Subtitle">
      <style:text-properties officeooo:paragraph-rsid="000fe8ab"/>
    </style:style>
    <style:style style:name="P3" style:family="paragraph" style:parent-style-name="Text_20_body">
      <style:text-properties officeooo:paragraph-rsid="0012ee09"/>
    </style:style>
    <style:style style:name="P4" style:family="paragraph" style:parent-style-name="Text_20_body">
      <style:text-properties officeooo:rsid="00134192" officeooo:paragraph-rsid="00134192"/>
    </style:style>
    <style:style style:name="P5" style:family="paragraph" style:parent-style-name="Text_20_body">
      <style:text-properties officeooo:rsid="00134d5a" officeooo:paragraph-rsid="00134d5a"/>
    </style:style>
    <style:style style:name="P6" style:family="paragraph" style:parent-style-name="Text_20_body">
      <style:text-properties officeooo:rsid="00169b50" officeooo:paragraph-rsid="00169b50"/>
    </style:style>
    <style:style style:name="P7" style:family="paragraph" style:parent-style-name="Text_20_body">
      <style:text-properties officeooo:rsid="00169b50" officeooo:paragraph-rsid="0018144a"/>
    </style:style>
    <style:style style:name="P8" style:family="paragraph" style:parent-style-name="Heading_20_2">
      <style:text-properties officeooo:rsid="0012ee09" officeooo:paragraph-rsid="0012ee09"/>
    </style:style>
    <style:style style:name="T1" style:family="text">
      <style:text-properties officeooo:rsid="000fe8ab"/>
    </style:style>
    <style:style style:name="T2" style:family="text">
      <style:text-properties officeooo:rsid="0010c4ca"/>
    </style:style>
    <style:style style:name="T3" style:family="text">
      <style:text-properties fo:language="en" fo:country="US"/>
    </style:style>
    <style:style style:name="T4" style:family="text">
      <style:text-properties officeooo:rsid="0012ee09"/>
    </style:style>
    <style:style style:name="T5" style:family="text">
      <style:text-properties officeooo:rsid="001814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Toteutusdokumentti</text:span>: <text:span text:style-name="T1">RSA salauksen toteutus Javalla.</text:span></text:p>
      <text:h text:style-name="P8" text:outline-level="2">Ohjelman yleisrakenne</text:h>
      <text:p text:style-name="P4">Sovelluksella pystyy luomaan RSA-salaukseen vaadittavat yksityiset ja julkiset avaimet, sekä salaamaan ja purkamaan RSA-salauksen.</text:p>
      <text:p text:style-name="P5">Se toimii tekstikäyttöliittymällä, jota ohjataan antamalla sille ohjeen mukaisia käskyjä. Käskyistä löytyy toiminnot avainten luontiin, salaamiseen, purkamiseen. Avaimet ja viestit voi tallettaa ja lukea tiedostosta.</text:p>
      <text:h text:style-name="P8" text:outline-level="2">Saavutetut aika- ja tilavaativuudet</text:h>
      <text:p text:style-name="P3"/>
      <text:h text:style-name="P8" text:outline-level="2">Työn puutteet ja parannusehdotukset</text:h>
      <text:p text:style-name="P3"/>
      <text:h text:style-name="Heading_20_2" text:outline-level="2">Lähteet</text:h>
      <text:p text:style-name="P1"><text:span text:style-name="T1">Wikipedia: </text:span><text:bookmark text:name="firstHeading"/><text:span text:style-name="T3">RSA (cryptosystem)</text:span><text:span text:style-name="T1"> (</text:span><text:a xlink:type="simple" xlink:href="http://en.wikipedia.org/wiki/RSA">http://</text:a><text:a xlink:type="simple" xlink:href="http://en.wikipedia.org/wiki/RSA"><text:span text:style-name="T2">en</text:span></text:a><text:a xlink:type="simple" xlink:href="http://en.wikipedia.org/wiki/RSA">.wikipedia.org/wiki/RSA</text:a><text:span text:style-name="T1">)</text:span></text:p>
      <text:p text:style-name="Text_20_body">Tietoliikenteen salaaminen Java-sovelluksen ja tietokannan välillä, <text:span text:style-name="T2">Miika Päivinen, 2005 (</text:span><text:a xlink:type="simple" xlink:href="ftp://cs.joensuu.fi/pub/Theses/2005_MSc_Paivinen_Miika.pdf"><text:span text:style-name="T2">ftp://cs.joensuu.fi/pub/Theses/2005_MSc_Paivinen_Miika.pdf</text:span></text:a><text:span text:style-name="T2">)</text:span></text:p>
      <text:p text:style-name="P6">Introduction to Cryptography and RSA, Leonid Grinberg (<text:a xlink:type="simple" xlink:href="http://ocw.mit.edu/courses/electrical-engineering-and-computer-science/6-045j-automata-computability-and-complexity-spring-2011/lecture-notes/MIT6_045JS11_rsa.pdf">http://ocw.mit.edu/courses/electrical-engineering-and-computer-science/6-045j-automata-computability-and-complexity-spring-2011/lecture-notes/MIT6_045JS11_rsa.pdf</text:a>)</text:p>
      <text:p text:style-name="P7"><text:span text:style-name="T5">Public Key Cryptography: RSA Encryption Algorithm, Art of the Problem </text:span>(https://www.youtube.com/watch?v=wXB-V_Keiu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22:57:57.851000000</meta:creation-date>
    <dc:date>2015-04-16T23:11:12.999503555</dc:date>
    <meta:editing-duration>PT11M28S</meta:editing-duration>
    <meta:editing-cycles>9</meta:editing-cycles>
    <meta:generator>LibreOffice/4.2.7.2$Linux_X86_64 LibreOffice_project/420m0$Build-2</meta:generator>
    <meta:document-statistic meta:table-count="0" meta:image-count="0" meta:object-count="0" meta:page-count="1" meta:paragraph-count="11" meta:word-count="94" meta:character-count="1041" meta:non-whitespace-character-count="1039"/>
  </office:meta>
</office:document-meta>
</file>